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h text:style-name="Heading_20_2" text:outline-level="2"><text:bookmark-start text:name="section"/><text:bookmark-end text:name="section"/></text:h>
      <text:p text:style-name="Abstract">Speaker notes for the Voluntary Hacking Report for Winter 2022/202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3-10-22T00:26:05Z</meta:creation-date>
    <dc:date>2023-10-22T00:26:05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